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2cm" draw:marker-start-center="false" draw:marker-end="" draw:marker-end-width="0.322cm" draw:marker-end-center="false" draw:stroke-linejoin="miter" draw:fill="solid" draw:fill-color="#fafafa" draw:textarea-horizontal-align="justify" draw:textarea-vertical-align="bottom" draw:auto-grow-height="true" fo:min-height="0cm" fo:min-width="0cm" fo:padding-top="0.116cm" fo:padding-bottom="0.116cm" fo:padding-left="0.241cm" fo:padding-right="0.241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2cm" draw:marker-start-center="false" draw:marker-end="" draw:marker-end-width="0.322cm" draw:marker-end-center="false" draw:stroke-linejoin="miter" draw:fill="solid" draw:fill-color="#ffffff" draw:textarea-horizontal-align="justify" draw:textarea-vertical-align="top" draw:auto-grow-height="true" fo:min-height="0cm" fo:min-width="0cm" fo:padding-top="0.116cm" fo:padding-bottom="0.116cm" fo:padding-left="0.241cm" fo:padding-right="0.241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2cm" draw:marker-start-center="false" draw:marker-end="" draw:marker-end-width="0.322cm" draw:marker-end-center="false" draw:stroke-linejoin="miter" draw:fill="solid" draw:fill-color="#fafafa" draw:textarea-horizontal-align="justify" draw:textarea-vertical-align="bottom" draw:auto-grow-height="true" fo:min-height="0cm" fo:min-width="0cm" fo:padding-top="0.116cm" fo:padding-bottom="0.116cm" fo:padding-left="0.241cm" fo:padding-right="0.241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2cm" draw:marker-start-center="false" draw:marker-end="" draw:marker-end-width="0.322cm" draw:marker-end-center="false" draw:stroke-linejoin="miter" draw:fill="solid" draw:fill-color="#ffffff" draw:textarea-horizontal-align="justify" draw:textarea-vertical-align="top" draw:auto-grow-height="true" fo:min-height="0cm" fo:min-width="0cm" fo:padding-top="0.116cm" fo:padding-bottom="0.116cm" fo:padding-left="0.241cm" fo:padding-right="0.241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2cm" draw:marker-start-center="false" draw:marker-end="" draw:marker-end-width="0.322cm" draw:marker-end-center="false" draw:stroke-linejoin="miter" draw:fill="solid" draw:fill-color="#fafafa" draw:textarea-horizontal-align="justify" draw:textarea-vertical-align="bottom" draw:auto-grow-height="true" fo:min-height="0cm" fo:min-width="0cm" fo:padding-top="0.116cm" fo:padding-bottom="0.116cm" fo:padding-left="0.241cm" fo:padding-right="0.241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2cm" draw:marker-start-center="false" draw:marker-end="" draw:marker-end-width="0.322cm" draw:marker-end-center="false" draw:stroke-linejoin="miter" draw:fill="solid" draw:fill-color="#ffffff" draw:textarea-horizontal-align="justify" draw:textarea-vertical-align="top" draw:auto-grow-height="true" fo:min-height="0cm" fo:min-width="0cm" fo:padding-top="0.116cm" fo:padding-bottom="0.116cm" fo:padding-left="0.241cm" fo:padding-right="0.241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2cm" draw:marker-start-center="false" draw:marker-end="" draw:marker-end-width="0.322cm" draw:marker-end-center="false" draw:stroke-linejoin="miter" draw:fill="solid" draw:fill-color="#fafafa" draw:textarea-horizontal-align="justify" draw:textarea-vertical-align="bottom" draw:auto-grow-height="true" fo:min-height="0cm" fo:min-width="0cm" fo:padding-top="0.116cm" fo:padding-bottom="0.116cm" fo:padding-left="0.241cm" fo:padding-right="0.241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2cm" draw:marker-start-center="false" draw:marker-end="" draw:marker-end-width="0.322cm" draw:marker-end-center="false" draw:stroke-linejoin="miter" draw:fill="solid" draw:fill-color="#ffffff" draw:textarea-horizontal-align="justify" draw:textarea-vertical-align="top" draw:auto-grow-height="true" fo:min-height="0cm" fo:min-width="0cm" fo:padding-top="0.116cm" fo:padding-bottom="0.116cm" fo:padding-left="0.241cm" fo:padding-right="0.241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2cm" draw:marker-start-center="false" draw:marker-end="" draw:marker-end-width="0.322cm" draw:marker-end-center="false" draw:stroke-linejoin="miter" draw:fill="solid" draw:fill-color="#fafafa" draw:textarea-horizontal-align="justify" draw:textarea-vertical-align="bottom" draw:auto-grow-height="true" fo:min-height="0cm" fo:min-width="0cm" fo:padding-top="0.116cm" fo:padding-bottom="0.116cm" fo:padding-left="0.241cm" fo:padding-right="0.241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2cm" draw:marker-start-center="false" draw:marker-end="" draw:marker-end-width="0.322cm" draw:marker-end-center="false" draw:stroke-linejoin="miter" draw:fill="solid" draw:fill-color="#ffffff" draw:textarea-horizontal-align="justify" draw:textarea-vertical-align="top" draw:auto-grow-height="true" fo:min-height="0cm" fo:min-width="0cm" fo:padding-top="0.116cm" fo:padding-bottom="0.116cm" fo:padding-left="0.241cm" fo:padding-right="0.241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dash" draw:stroke-dash="Long_20_Dash" svg:stroke-width="0.081cm" svg:stroke-color="#000000" draw:marker-start="Triangle_20_unfilled" draw:marker-start-width="0.442cm" draw:marker-start-center="false" draw:marker-end="" draw:marker-end-width="0.622cm" draw:marker-end-center="false" svg:stroke-linecap="butt" draw:fill="none" draw:fill-color="#ffffff" draw:textarea-horizontal-align="center" draw:textarea-vertical-align="middle" fo:padding-top="0.166cm" fo:padding-bottom="0.166cm" fo:padding-left="0.291cm" fo:padding-right="0.291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2cm" draw:marker-start-center="false" draw:marker-end="" draw:marker-end-width="0.322cm" draw:marker-end-center="false" draw:stroke-linejoin="miter" draw:fill="solid" draw:fill-color="#fafafa" draw:textarea-horizontal-align="justify" draw:textarea-vertical-align="bottom" draw:auto-grow-height="true" fo:min-height="0cm" fo:min-width="0cm" fo:padding-top="0.116cm" fo:padding-bottom="0.116cm" fo:padding-left="0.241cm" fo:padding-right="0.241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2cm" draw:marker-start-center="false" draw:marker-end="" draw:marker-end-width="0.322cm" draw:marker-end-center="false" draw:stroke-linejoin="miter" draw:fill="solid" draw:fill-color="#ffffff" draw:textarea-horizontal-align="justify" draw:textarea-vertical-align="top" draw:auto-grow-height="true" fo:min-height="0cm" fo:min-width="0cm" fo:padding-top="0.116cm" fo:padding-bottom="0.116cm" fo:padding-left="0.241cm" fo:padding-right="0.241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2cm" draw:marker-start-center="false" draw:marker-end="" draw:marker-end-width="0.322cm" draw:marker-end-center="false" draw:stroke-linejoin="miter" draw:fill="solid" draw:fill-color="#fafafa" draw:textarea-horizontal-align="justify" draw:textarea-vertical-align="bottom" draw:auto-grow-height="true" fo:min-height="0cm" fo:min-width="0cm" fo:padding-top="0.116cm" fo:padding-bottom="0.116cm" fo:padding-left="0.241cm" fo:padding-right="0.241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2cm" draw:marker-start-center="false" draw:marker-end="" draw:marker-end-width="0.322cm" draw:marker-end-center="false" draw:stroke-linejoin="miter" draw:fill="solid" draw:fill-color="#ffffff" draw:textarea-horizontal-align="justify" draw:textarea-vertical-align="top" draw:auto-grow-height="true" fo:min-height="0cm" fo:min-width="0cm" fo:padding-top="0.116cm" fo:padding-bottom="0.116cm" fo:padding-left="0.241cm" fo:padding-right="0.241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2cm" draw:marker-start-center="false" draw:marker-end="" draw:marker-end-width="0.322cm" draw:marker-end-center="false" draw:stroke-linejoin="miter" draw:fill="solid" draw:fill-color="#fafafa" draw:textarea-horizontal-align="justify" draw:textarea-vertical-align="bottom" draw:auto-grow-height="true" fo:min-height="0cm" fo:min-width="0cm" fo:padding-top="0.116cm" fo:padding-bottom="0.116cm" fo:padding-left="0.241cm" fo:padding-right="0.241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2cm" draw:marker-start-center="false" draw:marker-end="" draw:marker-end-width="0.322cm" draw:marker-end-center="false" draw:stroke-linejoin="miter" draw:fill="solid" draw:fill-color="#ffffff" draw:textarea-horizontal-align="justify" draw:textarea-vertical-align="top" draw:auto-grow-height="false" fo:min-height="1.294cm" fo:min-width="7.459cm" fo:padding-top="0.121cm" fo:padding-bottom="0.116cm" fo:padding-left="0.241cm" fo:padding-right="0.241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2cm" draw:marker-start-center="false" draw:marker-end="" draw:marker-end-width="0.322cm" draw:marker-end-center="false" draw:stroke-linejoin="miter" draw:fill="solid" draw:fill-color="#ffffff" draw:textarea-horizontal-align="justify" draw:textarea-vertical-align="top" draw:auto-grow-height="true" fo:min-height="0cm" fo:min-width="0cm" fo:padding-top="0.116cm" fo:padding-bottom="0.116cm" fo:padding-left="0.241cm" fo:padding-right="0.241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2cm" draw:marker-start-center="false" draw:marker-end="" draw:marker-end-width="0.322cm" draw:marker-end-center="false" draw:stroke-linejoin="miter" draw:fill="solid" draw:fill-color="#fafafa" draw:textarea-horizontal-align="justify" draw:textarea-vertical-align="bottom" draw:auto-grow-height="true" fo:min-height="0cm" fo:min-width="0cm" fo:padding-top="0.116cm" fo:padding-bottom="0.116cm" fo:padding-left="0.241cm" fo:padding-right="0.241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2cm" draw:marker-start-center="false" draw:marker-end="" draw:marker-end-width="0.322cm" draw:marker-end-center="false" draw:stroke-linejoin="miter" draw:fill="solid" draw:fill-color="#ffffff" draw:textarea-horizontal-align="justify" draw:textarea-vertical-align="top" draw:auto-grow-height="true" fo:min-height="0cm" fo:min-width="0cm" fo:padding-top="0.116cm" fo:padding-bottom="0.116cm" fo:padding-left="0.241cm" fo:padding-right="0.241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2cm" draw:marker-start-center="false" draw:marker-end="" draw:marker-end-width="0.322cm" draw:marker-end-center="false" draw:stroke-linejoin="miter" draw:fill="solid" draw:fill-color="#fafafa" draw:textarea-horizontal-align="justify" draw:textarea-vertical-align="bottom" draw:auto-grow-height="true" fo:min-height="0cm" fo:min-width="0cm" fo:padding-top="0.116cm" fo:padding-bottom="0.116cm" fo:padding-left="0.241cm" fo:padding-right="0.241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2cm" draw:marker-start-center="false" draw:marker-end="" draw:marker-end-width="0.322cm" draw:marker-end-center="false" draw:stroke-linejoin="miter" draw:fill="solid" draw:fill-color="#ffffff" draw:textarea-horizontal-align="justify" draw:textarea-vertical-align="top" draw:auto-grow-height="false" fo:min-height="1.872cm" fo:min-width="4.268cm" fo:padding-top="0.121cm" fo:padding-bottom="0.116cm" fo:padding-left="0.241cm" fo:padding-right="0.241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2cm" draw:marker-start-center="false" draw:marker-end="" draw:marker-end-width="0.322cm" draw:marker-end-center="false" draw:stroke-linejoin="miter" draw:fill="solid" draw:fill-color="#ffffff" draw:textarea-horizontal-align="justify" draw:textarea-vertical-align="top" draw:auto-grow-height="true" fo:min-height="0cm" fo:min-width="0cm" fo:padding-top="0.116cm" fo:padding-bottom="0.116cm" fo:padding-left="0.241cm" fo:padding-right="0.241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2cm" draw:marker-start-center="false" draw:marker-end="" draw:marker-end-width="0.322cm" draw:marker-end-center="false" draw:stroke-linejoin="miter" draw:fill="solid" draw:fill-color="#fafafa" draw:textarea-horizontal-align="justify" draw:textarea-vertical-align="bottom" draw:auto-grow-height="true" fo:min-height="0cm" fo:min-width="0cm" fo:padding-top="0.116cm" fo:padding-bottom="0.116cm" fo:padding-left="0.241cm" fo:padding-right="0.241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2cm" draw:marker-start-center="false" draw:marker-end="" draw:marker-end-width="0.322cm" draw:marker-end-center="false" draw:stroke-linejoin="miter" draw:fill="solid" draw:fill-color="#ffffff" draw:textarea-horizontal-align="justify" draw:textarea-vertical-align="top" draw:auto-grow-height="false" fo:min-height="1.872cm" fo:min-width="5.768cm" fo:padding-top="0.121cm" fo:padding-bottom="0.116cm" fo:padding-left="0.241cm" fo:padding-right="0.241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2cm" draw:marker-start-center="false" draw:marker-end="" draw:marker-end-width="0.322cm" draw:marker-end-center="false" draw:stroke-linejoin="miter" draw:fill="solid" draw:fill-color="#ffffff" draw:textarea-horizontal-align="justify" draw:textarea-vertical-align="top" draw:auto-grow-height="true" fo:min-height="0cm" fo:min-width="0cm" fo:padding-top="0.116cm" fo:padding-bottom="0.116cm" fo:padding-left="0.241cm" fo:padding-right="0.241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2cm" draw:marker-start-center="false" draw:marker-end="" draw:marker-end-width="0.322cm" draw:marker-end-center="false" draw:stroke-linejoin="miter" draw:fill="solid" draw:fill-color="#fafafa" draw:textarea-horizontal-align="justify" draw:textarea-vertical-align="bottom" draw:auto-grow-height="true" fo:min-height="0cm" fo:min-width="0cm" fo:padding-top="0.116cm" fo:padding-bottom="0.116cm" fo:padding-left="0.241cm" fo:padding-right="0.241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2cm" draw:marker-start-center="false" draw:marker-end="" draw:marker-end-width="0.322cm" draw:marker-end-center="false" draw:stroke-linejoin="miter" draw:fill="solid" draw:fill-color="#ffffff" draw:textarea-horizontal-align="justify" draw:textarea-vertical-align="top" draw:auto-grow-height="false" fo:min-height="2.727cm" fo:min-width="5.018cm" fo:padding-top="0.121cm" fo:padding-bottom="0.116cm" fo:padding-left="0.241cm" fo:padding-right="0.241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2cm" draw:marker-start-center="false" draw:marker-end="" draw:marker-end-width="0.322cm" draw:marker-end-center="false" draw:stroke-linejoin="miter" draw:fill="solid" draw:fill-color="#ffffff" draw:textarea-horizontal-align="justify" draw:textarea-vertical-align="top" draw:auto-grow-height="true" fo:min-height="0cm" fo:min-width="0cm" fo:padding-top="0.116cm" fo:padding-bottom="0.116cm" fo:padding-left="0.241cm" fo:padding-right="0.241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81cm" svg:stroke-color="#000000" draw:marker-start="Triangle_20_unfilled" draw:marker-start-width="0.442cm" draw:marker-start-center="false" draw:marker-end="" draw:marker-end-width="0.622cm" draw:marker-end-center="false" draw:fill="none" draw:fill-color="#ffffff" draw:textarea-horizontal-align="center" draw:textarea-vertical-align="middle" fo:padding-top="0.166cm" fo:padding-bottom="0.166cm" fo:padding-left="0.291cm" fo:padding-right="0.291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2cm" draw:marker-start-center="false" draw:marker-end="" draw:marker-end-width="0.622cm" draw:marker-end-center="false" draw:fill="none" draw:fill-color="#ffffff" draw:textarea-horizontal-align="center" draw:textarea-vertical-align="middle" fo:padding-top="0.166cm" fo:padding-bottom="0.166cm" fo:padding-left="0.291cm" fo:padding-right="0.291cm" fo:wrap-option="wrap" draw:shadow="hidden" draw:shadow-offset-x="0.2cm" draw:shadow-offset-y="0.2cm" draw:shadow-color="#808080" loext:decorative="false"/>
    </style:style>
    <style:style style:name="gr33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2cm" draw:marker-start-center="false" draw:marker-end="" draw:marker-end-width="0.622cm" draw:marker-end-center="false" draw:fill="none" draw:fill-color="#ffffff" draw:textarea-horizontal-align="center" draw:textarea-vertical-align="middle" fo:padding-top="0.166cm" fo:padding-bottom="0.166cm" fo:padding-left="0.291cm" fo:padding-right="0.291cm" fo:wrap-option="wrap" draw:shadow="hidden" draw:shadow-offset-x="0.2cm" draw:shadow-offset-y="0.2cm" draw:shadow-color="#808080" loext:decorative="false"/>
    </style:style>
    <style:style style:name="gr34" style:family="graphic" style:parent-style-name="objectwithoutfill">
      <style:graphic-properties draw:stroke="dash" draw:stroke-dash="Long_20_Dot" svg:stroke-width="0.081cm" svg:stroke-color="#000000" draw:marker-start-width="0.321cm" draw:marker-end-width="0.321cm" svg:stroke-linecap="butt" draw:fill="none" draw:textarea-vertical-align="middle" fo:padding-top="0.165cm" fo:padding-bottom="0.165cm" fo:padding-left="0.29cm" fo:padding-right="0.29cm" loext:decorative="false"/>
    </style:style>
    <style:style style:name="gr35" style:family="graphic" style:parent-style-name="objectwithoutfill">
      <style:graphic-properties svg:stroke-color="#000000" draw:marker-end="Стили_20_стрелок_20_1" draw:marker-end-width="0.3cm" draw:fill="none" draw:textarea-vertical-align="middle" loext:decorative="false"/>
    </style:style>
    <style:style style:name="gr36" style:family="graphic" style:parent-style-name="standard">
      <style:graphic-properties loext:decorative="false"/>
    </style:style>
    <style:style style:name="gr37" style:family="graphic" style:parent-style-name="standard">
      <style:graphic-properties svg:stroke-color="#ffffff" svg:stroke-opacity="0%" draw:fill="none" draw:fill-color="#ffffff" loext:fill-use-slide-background="false" draw:textarea-horizontal-align="justify" draw:textarea-vertical-align="middle" draw:auto-grow-height="false" fo:min-height="0.5cm" fo:min-width="0.5cm" loext:decorative="false"/>
    </style:style>
    <style:style style:name="gr38" style:family="graphic" style:parent-style-name="standard">
      <style:graphic-properties svg:stroke-color="#000000" svg:stroke-opacity="100%" draw:fill="none" draw:fill-color="#ffffff" loext:fill-use-slide-background="false" draw:textarea-horizontal-align="justify" draw:textarea-vertical-align="middle" draw:auto-grow-height="false" fo:min-height="0.75cm" fo:min-width="5.25cm" loext:decorative="false"/>
    </style:style>
    <style:style style:name="gr39" style:family="graphic" style:parent-style-name="standard">
      <style:graphic-properties svg:stroke-color="#000000" svg:stroke-opacity="100%" draw:fill="none" draw:fill-color="#ffffff" loext:fill-use-slide-background="false" draw:textarea-horizontal-align="justify" draw:textarea-vertical-align="middle" draw:auto-grow-height="false" fo:min-height="0.5cm" fo:min-width="5.099cm" loext:decorative="false"/>
    </style:style>
    <style:style style:name="gr40" style:family="graphic" style:parent-style-name="standard">
      <style:graphic-properties svg:stroke-color="#000000" svg:stroke-opacity="100%" draw:fill="none" draw:fill-color="#ffffff" loext:fill-use-slide-background="false" draw:textarea-horizontal-align="justify" draw:textarea-vertical-align="middle" draw:auto-grow-height="false" fo:min-height="0.75cm" fo:min-width="5.099cm" loext:decorative="false"/>
    </style:style>
    <style:style style:name="gr41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3" style:family="graphic" style:parent-style-name="standard">
      <style:graphic-properties svg:stroke-color="#ffffff" svg:stroke-opacity="0%" draw:fill="none" draw:fill-color="#ffffff" loext:fill-use-slide-background="false" draw:textarea-horizontal-align="justify" draw:textarea-vertical-align="middle" draw:auto-grow-height="false" fo:min-height="0.807cm" fo:min-width="0.971cm" loext:decorative="false"/>
    </style:style>
    <style:style style:name="gr44" style:family="graphic" style:parent-style-name="standard">
      <style:graphic-properties svg:stroke-color="#000000" svg:stroke-opacity="0%" draw:fill="none" draw:fill-color="#ffffff" loext:fill-use-slide-background="false" draw:textarea-horizontal-align="justify" draw:textarea-vertical-align="middle" draw:auto-grow-height="false" fo:min-height="1.16cm" fo:min-width="7.958cm" loext:decorative="false"/>
    </style:style>
    <style:style style:name="gr45" style:family="graphic" style:parent-style-name="standard">
      <style:graphic-properties svg:stroke-color="#000000" svg:stroke-opacity="0%" draw:fill="none" draw:fill-color="#ffffff" loext:fill-use-slide-background="false" draw:textarea-horizontal-align="justify" draw:textarea-vertical-align="middle" draw:auto-grow-height="false" fo:min-height="0.808cm" fo:min-width="7.736cm" loext:decorative="false"/>
    </style:style>
    <style:style style:name="gr46" style:family="graphic" style:parent-style-name="standard">
      <style:graphic-properties svg:stroke-color="#000000" svg:stroke-opacity="0%" draw:fill="none" draw:fill-color="#ffffff" loext:fill-use-slide-background="false" draw:textarea-horizontal-align="justify" draw:textarea-vertical-align="middle" draw:auto-grow-height="false" fo:min-height="1.161cm" fo:min-width="7.736cm" loext:decorative="fals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in-height="1.142cm" loext:decorative="false"/>
      <style:paragraph-properties style:writing-mode="lr-tb"/>
    </style:style>
    <style:style style:name="gr48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948cm" fo:min-width="1.948cm" fo:padding-top="0.151cm" fo:padding-bottom="0.151cm" fo:padding-left="0.276cm" fo:padding-right="0.276cm" style:writing-mode="lr-tb" loext:decorative="false"/>
      <style:paragraph-properties style:writing-mode="lr-tb"/>
    </style:style>
    <style:style style:name="gr49" style:family="graphic" style:parent-style-name="objectwithoutfill">
      <style:graphic-properties svg:stroke-width="0.053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 loext:decorative="false"/>
    </style:style>
    <style:style style:name="gr50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501cm" fo:min-width="3.134cm" fo:padding-top="0.151cm" fo:padding-bottom="0.151cm" fo:padding-left="0.276cm" fo:padding-right="0.276cm" style:writing-mode="lr-tb" loext:decorative="false"/>
      <style:paragraph-properties style:writing-mode="lr-tb"/>
    </style:style>
    <style:style style:name="gr51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449cm" fo:min-width="4.376cm" fo:padding-top="0.151cm" fo:padding-bottom="0.151cm" fo:padding-left="0.276cm" fo:padding-right="0.276cm" style:writing-mode="lr-tb" loext:decorative="false"/>
      <style:paragraph-properties style:writing-mode="lr-tb"/>
    </style:style>
    <style:style style:name="gr52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501cm" fo:min-width="6.384cm" fo:padding-top="0.151cm" fo:padding-bottom="0.151cm" fo:padding-left="0.276cm" fo:padding-right="0.276cm" style:writing-mode="lr-tb" loext:decorative="false"/>
      <style:paragraph-properties style:writing-mode="lr-tb"/>
    </style:style>
    <style:style style:name="gr53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2cm" fo:min-width="5cm" fo:padding-top="0.151cm" fo:padding-bottom="0.151cm" fo:padding-left="0.276cm" fo:padding-right="0.276cm" style:writing-mode="lr-tb" loext:decorative="false"/>
      <style:paragraph-properties style:writing-mode="lr-tb"/>
    </style:style>
    <style:style style:name="gr54" style:family="graphic" style:parent-style-name="standard">
      <style:graphic-properties svg:stroke-width="0.053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 loext:decorative="false"/>
    </style:style>
    <style:style style:name="gr5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04cm" fo:min-width="2.38cm" fo:padding-top="0.151cm" fo:padding-bottom="0.151cm" fo:padding-left="0.276cm" fo:padding-right="0.276cm" style:writing-mode="lr-tb" loext:decorative="false"/>
      <style:paragraph-properties style:writing-mode="lr-tb"/>
    </style:style>
    <style:style style:name="gr5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51cm" fo:min-width="4.876cm" fo:padding-top="0.151cm" fo:padding-bottom="0.151cm" fo:padding-left="0.276cm" fo:padding-right="0.276cm" style:writing-mode="lr-tb" loext:decorative="false"/>
      <style:paragraph-properties style:writing-mode="lr-tb"/>
    </style:style>
    <style:style style:name="gr5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372cm" fo:min-width="5.184cm" fo:padding-top="0.151cm" fo:padding-bottom="0.151cm" fo:padding-left="0.276cm" fo:padding-right="0.276cm" style:writing-mode="lr-tb" loext:decorative="false"/>
      <style:paragraph-properties style:writing-mode="lr-tb"/>
    </style:style>
    <style:style style:name="gr5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373cm" fo:min-width="5.184cm" fo:padding-top="0.151cm" fo:padding-bottom="0.151cm" fo:padding-left="0.276cm" fo:padding-right="0.276cm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372cm" fo:min-width="5.184cm" fo:padding-top="0.151cm" fo:padding-bottom="0.151cm" fo:padding-left="0.276cm" fo:padding-right="0.276cm" style:writing-mode="lr-tb" loext:decorative="false"/>
      <style:paragraph-properties style:writing-mode="lr-tb"/>
    </style:style>
    <style:style style:name="gr60" style:family="graphic" style:parent-style-name="standard">
      <style:graphic-properties svg:stroke-width="0.053cm" svg:stroke-color="#000000" draw:marker-start-width="0.279cm" draw:marker-end-width="0.279cm" draw:fill-color="#ffffff" draw:textarea-vertical-align="middle" fo:padding-top="0.151cm" fo:padding-bottom="0.151cm" fo:padding-left="0.276cm" fo:padding-right="0.276cm" loext:decorative="false"/>
    </style:style>
    <style:style style:name="gr6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56cm" fo:min-width="2.432cm" fo:padding-top="0.151cm" fo:padding-bottom="0.151cm" fo:padding-left="0.276cm" fo:padding-right="0.276cm" style:writing-mode="lr-tb" loext:decorative="false"/>
      <style:paragraph-properties style:writing-mode="lr-tb"/>
    </style:style>
    <style:style style:name="gr6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04cm" fo:min-width="0.243cm" fo:padding-top="0.151cm" fo:padding-bottom="0.151cm" fo:padding-left="0.276cm" fo:padding-right="0.276cm" style:writing-mode="lr-tb" loext:decorative="false"/>
      <style:paragraph-properties style:writing-mode="lr-tb"/>
    </style:style>
    <style:style style:name="gr6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654cm" fo:min-width="10.573cm" fo:padding-top="0.151cm" fo:padding-bottom="0.151cm" fo:padding-left="0.276cm" fo:padding-right="0.276cm" style:writing-mode="lr-tb" loext:decorative="false"/>
      <style:paragraph-properties style:writing-mode="lr-tb"/>
    </style:style>
    <style:style style:name="gr6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518cm" fo:min-width="7.957cm" fo:padding-top="0.151cm" fo:padding-bottom="0.151cm" fo:padding-left="0.276cm" fo:padding-right="0.276cm" style:writing-mode="lr-tb" loext:decorative="false"/>
      <style:paragraph-properties style:writing-mode="lr-tb"/>
    </style:style>
    <style:style style:name="gr6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64cm" fo:min-width="5.837cm" fo:padding-top="0.151cm" fo:padding-bottom="0.151cm" fo:padding-left="0.276cm" fo:padding-right="0.276cm" style:writing-mode="lr-tb" loext:decorative="false"/>
      <style:paragraph-properties style:writing-mode="lr-tb"/>
    </style:style>
    <style:style style:name="gr6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35cm" fo:min-width="10.145cm" fo:padding-top="0.151cm" fo:padding-bottom="0.151cm" fo:padding-left="0.276cm" fo:padding-right="0.276cm" style:writing-mode="lr-tb" loext:decorative="false"/>
      <style:paragraph-properties style:writing-mode="lr-tb"/>
    </style:style>
    <style:style style:name="gr6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1.948cm" fo:padding-top="0.151cm" fo:padding-bottom="0.151cm" fo:padding-left="0.276cm" fo:padding-right="0.276cm" style:writing-mode="lr-tb" loext:decorative="false"/>
      <style:paragraph-properties style:writing-mode="lr-tb"/>
    </style:style>
    <style:style style:name="gr6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49cm" fo:min-width="5.663cm" fo:padding-top="0.151cm" fo:padding-bottom="0.151cm" fo:padding-left="0.276cm" fo:padding-right="0.276cm" style:writing-mode="lr-tb" loext:decorative="false"/>
      <style:paragraph-properties style:writing-mode="lr-tb"/>
    </style:style>
    <style:style style:name="gr6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9cm" fo:min-width="5.495cm" fo:padding-top="0.151cm" fo:padding-bottom="0.151cm" fo:padding-left="0.276cm" fo:padding-right="0.276cm" style:writing-mode="lr-tb" loext:decorative="false"/>
      <style:paragraph-properties style:writing-mode="lr-tb"/>
    </style:style>
    <style:style style:name="gr7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48cm" fo:min-width="7.823cm" fo:padding-top="0.151cm" fo:padding-bottom="0.151cm" fo:padding-left="0.276cm" fo:padding-right="0.276cm" style:writing-mode="lr-tb" loext:decorative="false"/>
      <style:paragraph-properties style:writing-mode="lr-tb"/>
    </style:style>
    <style:style style:name="gr7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9cm" fo:min-width="9.105cm" fo:padding-top="0.151cm" fo:padding-bottom="0.151cm" fo:padding-left="0.276cm" fo:padding-right="0.276cm" style:writing-mode="lr-tb" loext:decorative="false"/>
      <style:paragraph-properties style:writing-mode="lr-tb"/>
    </style:style>
    <style:style style:name="gr7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9cm" fo:min-width="7.193cm" fo:padding-top="0.151cm" fo:padding-bottom="0.151cm" fo:padding-left="0.276cm" fo:padding-right="0.276cm" style:writing-mode="lr-tb" loext:decorative="false"/>
      <style:paragraph-properties style:writing-mode="lr-tb"/>
    </style:style>
    <style:style style:name="co1" style:family="table-column">
      <style:table-column-properties style:column-width="5.644cm" style:use-optimal-column-width="false"/>
    </style:style>
    <style:style style:name="co2" style:family="table-column">
      <style:table-column-properties style:column-width="8.3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cm" style:use-optimal-row-height="true"/>
    </style:style>
    <style:style style:name="ro3" style:family="table-row">
      <style:table-row-properties style:row-height="0.919cm" style:use-optimal-row-height="false"/>
    </style:style>
    <style:style style:name="ro4" style:family="table-row">
      <style:table-row-properties style:row-height="0.969cm" style:use-optimal-row-height="false"/>
    </style:style>
    <style:style style:name="ro5" style:family="table-row">
      <style:table-row-properties style:row-height="0.834cm" style:use-optimal-row-height="false"/>
    </style:style>
    <style:style style:name="ro6" style:family="table-row">
      <style:table-row-properties style:row-height="0.838cm" style:use-optimal-row-height="false"/>
    </style:style>
    <style:style style:name="ro7" style:family="table-row">
      <style:table-row-properties style:row-height="0.956cm" style:use-optimal-row-height="false"/>
    </style:style>
    <style:style style:name="ro8" style:family="table-row">
      <style:table-row-properties style:row-height="0.828cm" style:use-optimal-row-height="false"/>
    </style:style>
    <style:style style:name="ro9" style:family="table-row">
      <style:table-row-properties style:row-height="1.3cm" style:use-optimal-row-height="false"/>
    </style:style>
    <style:style style:name="ro10" style:family="table-row">
      <style:table-row-properties style:row-height="1.278cm" style:use-optimal-row-height="false"/>
    </style:style>
    <style:style style:name="ro11" style:family="table-row">
      <style:table-row-properties style:row-height="1.28cm" style:use-optimal-row-height="false"/>
    </style:style>
    <style:style style:name="ro12" style:family="table-row">
      <style:table-row-properties style:row-height="1.276cm" style:use-optimal-row-height="false"/>
    </style:style>
    <style:style style:name="ro13" style:family="table-row">
      <style:table-row-properties style:row-height="1.306cm" style:use-optimal-row-height="false"/>
    </style:style>
    <style:style style:name="ro14" style:family="table-row">
      <style:table-row-properties style:row-height="1.281cm" style:use-optimal-row-height="false"/>
    </style:style>
    <style:style style:name="ro15" style:family="table-row">
      <style:table-row-properties style:row-height="1.313cm" style:use-optimal-row-height="false"/>
    </style:style>
    <style:style style:name="ro16" style:family="table-row">
      <style:table-row-properties style:row-height="1.305cm" style:use-optimal-row-height="false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text-properties fo:font-size="16pt" style:font-size-asian="16pt" style:font-size-complex="16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solid" style:text-underline-width="auto" style:text-underline-color="font-color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solid" style:text-underline-width="auto" style:text-underline-color="font-color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italic" fo:text-shadow="none" style:text-underline-style="none" fo:font-weight="normal" style:letter-kerning="true" style:font-name-asian="Noto Sans CJK SC" style:font-size-asian="10pt" style:font-style-asian="italic" style:font-weight-asian="normal" style:font-name-complex="Noto Sans Devanagari" style:font-size-complex="10pt" style:font-style-complex="italic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italic" fo:text-shadow="none" style:text-underline-style="none" fo:font-weight="normal" style:letter-kerning="true" style:font-name-asian="Noto Sans CJK SC" style:font-size-asian="10pt" style:font-style-asian="italic" style:font-weight-asian="normal" style:font-name-complex="Noto Sans Devanagari" style:font-size-complex="10pt" style:font-style-complex="italic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style:text-properties style:font-size-asian="16pt" style:font-size-complex="16pt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0" style:family="paragraph">
      <style:paragraph-properties fo:text-align="center"/>
      <style:text-properties fo:font-size="24pt" style:font-size-asian="24pt" style:font-size-complex="24pt"/>
    </style:style>
    <style:style style:name="P21" style:family="paragraph">
      <loext:graphic-properties draw:fill="none" draw:fill-color="#ffffff"/>
      <style:text-properties fo:font-size="24pt" style:font-size-asian="24pt" style:font-size-complex="24pt"/>
    </style:style>
    <style:style style:name="P22" style:family="paragraph">
      <style:paragraph-properties fo:text-align="center"/>
      <style:text-properties fo:font-size="15pt"/>
    </style:style>
    <style:style style:name="P23" style:family="paragraph">
      <loext:graphic-properties draw:fill="solid" draw:fill-color="#ffffff"/>
      <style:paragraph-properties fo:text-align="center" style:writing-mode="lr-tb"/>
      <style:text-properties fo:font-size="15pt"/>
    </style:style>
    <style:style style:name="P24" style:family="paragraph">
      <loext:graphic-properties draw:fill="solid" draw:fill-color="#ffffff"/>
      <style:paragraph-properties fo:text-align="center"/>
      <style:text-properties fo:font-size="15pt"/>
    </style:style>
    <style:style style:name="P25" style:family="paragraph">
      <style:paragraph-properties fo:text-align="center"/>
      <style:text-properties fo:font-size="15pt" style:font-size-asian="15pt" style:font-size-complex="15pt"/>
    </style:style>
    <style:style style:name="P26" style:family="paragraph">
      <loext:graphic-properties draw:fill-color="#ffffff"/>
      <style:paragraph-properties fo:text-align="center" style:writing-mode="lr-tb"/>
      <style:text-properties fo:font-size="15pt" style:font-size-asian="15pt" style:font-size-complex="15pt"/>
    </style:style>
    <style:style style:name="P27" style:family="paragraph">
      <loext:graphic-properties draw:fill-color="#ffffff"/>
      <style:paragraph-properties fo:text-align="center" style:writing-mode="lr-tb"/>
      <style:text-properties fo:font-size="15pt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font-size="15pt"/>
    </style:style>
    <style:style style:name="P2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5pt"/>
    </style:style>
    <style:style style:name="P30" style:family="paragraph">
      <loext:graphic-properties draw:fill-color="#ffffff"/>
      <style:paragraph-properties fo:text-align="center"/>
      <style:text-properties fo:font-size="15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solid" style:text-underline-width="auto" style:text-underline-color="font-color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italic" fo:text-shadow="none" style:text-underline-style="none" fo:font-weight="normal" style:letter-kerning="true" style:font-name-asian="Noto Sans CJK SC" style:font-size-asian="10pt" style:font-style-asian="italic" style:font-weight-asian="normal" style:font-name-complex="Noto Sans Devanagari" style:font-size-complex="1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5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 xml:id="id9" draw:id="id9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2" draw:text-style-name="P2" draw:layer="layout" svg:width="4.75cm" svg:height="1.021cm" svg:x="1.4cm" svg:y="1.326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«interface»</text:span></text:p>
            <text:p text:style-name="P1"><text:span text:style-name="T1">IF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75cm" svg:height="1.809cm" svg:x="1.4cm" svg:y="2.347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3"><text:span text:style-name="T1">+ FileRead(string, string, uint, ListBox)</text:span></text:p>
            <text:p text:style-name="P3"><text:span text:style-name="T1">+ FileWrite(string, string, uint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" draw:id="id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4" draw:text-style-name="P2" draw:layer="layout" svg:width="6.5cm" svg:height="1.021cm" svg:x="6.75cm" svg:y="1.352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«interface»</text:span></text:p>
            <text:p text:style-name="P1"><text:span text:style-name="T1">IDataB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6.5cm" svg:height="1.415cm" svg:x="6.75cm" svg:y="2.37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3"><text:span text:style-name="T1">+ DBLoad(DataContext): Task</text:span></text:p>
            <text:p text:style-name="P3"><text:span text:style-name="T1">+ DBSave(DataGridView, DataContext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6" draw:text-style-name="P2" draw:layer="layout" svg:width="6cm" svg:height="0.627cm" svg:x="13.75cm" svg:y="1.406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Form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6cm" svg:height="1.889cm" svg:x="13.75cm" svg:y="2.03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5"><text:span text:style-name="T1">+ ListAdd(CheckedListBox): CheckedListBox</text:span></text:p>
            <text:p text:style-name="P5"><text:span text:style-name="T1">+ BoxAdd(ComboBox): ComboBox </text:span><text:span text:style-name="T2"><text:s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8" draw:id="id8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8" draw:text-style-name="P2" draw:layer="layout" svg:width="9cm" svg:height="0.627cm" svg:x="1.5cm" svg:y="5.972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File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9cm" svg:height="1.809cm" svg:x="1.5cm" svg:y="6.599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3"><text:span text:style-name="T1">+ FileRead(string, string, uint, ListBox)</text:span></text:p>
            <text:p text:style-name="P3"><text:span text:style-name="T1">+ FileWrite(string, string, uint)</text:span></text:p>
            <text:p text:style-name="P3"><text:span text:style-name="T1">+ FileWriteOrder(string, string, ListBox, Label, uint, uint, Dictionary&lt;string, OrderedFood&gt;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2" draw:id="id2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10" draw:text-style-name="P2" draw:layer="layout" svg:width="8.75cm" svg:height="0.627cm" svg:x="11.25cm" svg:y="4.66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DB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8.75cm" svg:height="2.991cm" svg:x="11.25cm" svg:y="5.287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3"><text:span text:style-name="T1">+ DBLoad(DataContext): Task</text:span></text:p>
            <text:p text:style-name="P3"><text:span text:style-name="T1">+ DBSave(DataGridView, DataContext)</text:span></text:p>
            <text:p text:style-name="P3"><text:span text:style-name="T1">+ DBSave(DataGridView, DataGridView, DataContext)</text:span></text:p>
            <text:p text:style-name="P3"><text:span text:style-name="T1">+ DBFoodSort(int, CheckedListBox, DataGridView)</text:span></text:p>
            <text:p text:style-name="P3"><text:span text:style-name="T1">+ DBReturnAllFoods(CheckedListBox, DataGridView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2" draw:text-style-name="P7" draw:layer="layout" svg:x1="9.35cm" svg:y1="3.788cm" svg:x2="11.25cm" svg:y2="5.296cm" draw:start-shape="id1" draw:start-glue-point="5" draw:end-shape="id2" draw:end-glue-point="15" svg:d="M9350 3788v1508h1900" svg:viewBox="0 0 1901 1509">
          <text:p/>
        </draw:connector>
        <draw:g draw:style-name="gr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13" draw:text-style-name="P9" draw:layer="layout" svg:width="4.25cm" svg:height="0.627cm" svg:x="15.25cm" svg:y="9.672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8"><text:span text:style-name="T3">Enum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4.25cm" svg:height="1.021cm" svg:x="15.25cm" svg:y="10.299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3"><text:span text:style-name="T1">+ </text:span><text:span text:style-name="T3">Types</text:span><text:span text:style-name="T3"><text:tab/></text:span><text:span text:style-name="T3"><text:tab/></text:span><text:span text:style-name="T3">: Enum</text:span></text:p>
            <text:p text:style-name="P3"><text:span text:style-name="T1">+ </text:span><text:span text:style-name="T3">Workers</text:span><text:span text:style-name="T1"> </text:span><text:span text:style-name="T1"><text:tab/></text:span><text:span text:style-name="T1">: Enu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15" draw:text-style-name="P2" draw:layer="layout" svg:width="4.25cm" svg:height="0.627cm" svg:x="10.25cm" svg:y="9.686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Wor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4" draw:layer="layout" svg:width="4.25cm" svg:height="1.415cm" svg:x="10.25cm" svg:y="10.31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3"><text:span text:style-name="T1">+ Name </text:span><text:span text:style-name="T1"><text:tab/></text:span><text:span text:style-name="T1">: string</text:span></text:p>
            <text:p text:style-name="P3"><text:span text:style-name="T1">+ LastName</text:span><text:span text:style-name="T1"><text:tab/></text:span><text:span text:style-name="T1">: string</text:span></text:p>
            <text:p text:style-name="P3"><text:span text:style-name="T1">+ FatherName <text:s/>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7" draw:text-style-name="P2" draw:layer="layout" svg:width="7.941cm" svg:height="0.627cm" svg:x="1.559cm" svg:y="9.672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DataContex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6" draw:layer="layout" svg:width="7.941cm" svg:height="1.531cm" svg:x="1.559cm" svg:y="10.299cm">
            <text:p text:style-name="P5"><text:span text:style-name="T1">+ Foods </text:span><text:span text:style-name="T1"><text:tab/></text:span><text:span text:style-name="T1">: DbSet&lt;Food&gt;</text:span></text:p>
            <text:p text:style-name="P5"><text:span text:style-name="T1">+ OrderedFoods:DbSet&lt;Order&gt;</text:span></text:p>
            <text:p text:style-name="P5"><text:span text:style-name="T1">+ Orders <text:s/></text:span><text:span text:style-name="T1"><text:tab/></text:span><text:span text:style-name="T1">: DbSet&lt;OrderedFood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4" draw:layer="layout" svg:width="7.941cm" svg:height="0.627cm" svg:x="1.559cm" svg:y="11.8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# OnModelCreating(ModelBuilde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3" draw:id="id3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20" draw:text-style-name="P11" draw:layer="layout" svg:width="4.25cm" svg:height="0.627cm" svg:x="7.75cm" svg:y="13.622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0"><text:span text:style-name="T4">BaseConstr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4.25cm" svg:height="0.627cm" svg:x="7.75cm" svg:y="14.249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3"><text:span text:style-name="T1">+ </text:span><text:span text:style-name="T4">BaseConstruct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5" draw:id="id5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2" draw:text-style-name="P2" draw:layer="layout" svg:width="4.75cm" svg:height="0.627cm" svg:x="1.75cm" svg:y="16.42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Foo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4" draw:layer="layout" svg:width="4.75cm" svg:height="2.109cm" svg:x="1.75cm" svg:y="17.051cm">
            <text:p text:style-name="P3"><text:span text:style-name="T1">+ IDFood </text:span><text:span text:style-name="T1"><text:tab/></text:span><text:span text:style-name="T1">: uint</text:span></text:p>
            <text:p text:style-name="P3"><text:span text:style-name="T1">+ NameF</text:span><text:span text:style-name="T1"><text:tab/></text:span><text:span text:style-name="T1">:string</text:span></text:p>
            <text:p text:style-name="P3"><text:span text:style-name="T1">+ Description</text:span><text:span text:style-name="T1"><text:tab/></text:span><text:span text:style-name="T1">:string</text:span></text:p>
            <text:p text:style-name="P3"><text:span text:style-name="T1">+ Cost</text:span><text:span text:style-name="T1"><text:tab/></text:span><text:span text:style-name="T1"> </text:span><text:span text:style-name="T1"><text:tab/></text:span><text:span text:style-name="T1">: uint</text:span></text:p>
            <text:p text:style-name="P3"><text:span text:style-name="T1">+ NameT</text:span><text:span text:style-name="T1"><text:tab/></text:span><text:span text:style-name="T1">: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4.75cm" svg:height="1.021cm" svg:x="1.75cm" svg:y="19.1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 Food(string, string, uint)</text:span></text:p>
            <text:p text:style-name="P3"><text:span text:style-name="T1">+ Food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7" draw:id="id7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5" draw:text-style-name="P2" draw:layer="layout" svg:width="6.25cm" svg:height="0.627cm" svg:x="13.5cm" svg:y="16.43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Or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6.25cm" svg:height="2.109cm" svg:x="13.5cm" svg:y="17.066cm">
            <text:p text:style-name="P3"><text:span text:style-name="T1">+ IDOrder</text:span><text:span text:style-name="T1"><text:tab/></text:span><text:span text:style-name="T1">: uint</text:span></text:p>
            <text:p text:style-name="P3"><text:span text:style-name="T1">+ Date</text:span><text:span text:style-name="T1"><text:tab/></text:span><text:span text:style-name="T1"><text:tab/></text:span><text:span text:style-name="T1">:dateTime</text:span></text:p>
            <text:p text:style-name="P3"><text:span text:style-name="T1">+ Cost</text:span><text:span text:style-name="T1"><text:tab/></text:span><text:span text:style-name="T1"> </text:span><text:span text:style-name="T1"><text:tab/></text:span><text:span text:style-name="T1">: uint</text:span></text:p>
            <text:p text:style-name="P3"><text:span text:style-name="T1">+ OrderedFoods:List&lt;OrderedFood&gt;</text:span></text:p>
            <text:p text:style-name="P3"><text:span text:style-name="T1">+ IDWorker</text:span><text:span text:style-name="T1"><text:tab/></text:span><text:span text:style-name="T1"> : u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" draw:layer="layout" svg:width="6.25cm" svg:height="1.021cm" svg:x="13.5cm" svg:y="19.17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 Order(uint, DateTime)</text:span></text:p>
            <text:p text:style-name="P3"><text:span text:style-name="T1">+ Order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4" draw:id="id4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8" draw:text-style-name="P2" draw:layer="layout" svg:width="5.5cm" svg:height="0.627cm" svg:x="7.132cm" svg:y="20.622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OrderedFoo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4" draw:layer="layout" svg:width="5.5cm" svg:height="2.964cm" svg:x="7.132cm" svg:y="21.249cm">
            <text:p text:style-name="P3"><text:span text:style-name="T1">+ IDOrderedFood </text:span><text:span text:style-name="T1"><text:tab/></text:span><text:span text:style-name="T1">: uint</text:span></text:p>
            <text:p text:style-name="P3"><text:span text:style-name="T1">+ Count</text:span><text:span text:style-name="T1"><text:tab/></text:span><text:span text:style-name="T1"><text:tab/></text:span><text:span text:style-name="T1"><text:tab/></text:span><text:span text:style-name="T1">: short</text:span></text:p>
            <text:p text:style-name="P3"><text:span text:style-name="T1">+ Cost</text:span><text:span text:style-name="T1"><text:tab/></text:span><text:span text:style-name="T1"> </text:span><text:span text:style-name="T1"><text:tab/></text:span><text:span text:style-name="T1"><text:tab/></text:span><text:span text:style-name="T1">: uint</text:span></text:p>
            <text:p text:style-name="P3"><text:span text:style-name="T1">+ IDFood</text:span><text:span text:style-name="T1"><text:tab/></text:span><text:span text:style-name="T1"> </text:span><text:span text:style-name="T1"><text:tab/></text:span><text:span text:style-name="T1">: uint</text:span></text:p>
            <text:p text:style-name="P3"><text:span text:style-name="T1">+ Food</text:span><text:span text:style-name="T1"><text:tab/></text:span><text:span text:style-name="T1"> </text:span><text:span text:style-name="T1"><text:tab/></text:span><text:span text:style-name="T1"><text:tab/></text:span><text:span text:style-name="T1">: Food</text:span></text:p>
            <text:p text:style-name="P3"><text:span text:style-name="T1">+ IDOrder</text:span><text:span text:style-name="T1"><text:tab/></text:span><text:span text:style-name="T1"> </text:span><text:span text:style-name="T1"><text:tab/></text:span><text:span text:style-name="T1">: uint</text:span></text:p>
            <text:p text:style-name="P3"><text:span text:style-name="T1">+ Order </text:span><text:span text:style-name="T1"><text:tab/></text:span><text:span text:style-name="T1"><text:tab/></text:span><text:span text:style-name="T1">: Order</text:span></text:p>
            <text:p text:style-name="P3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5.5cm" svg:height="1.021cm" svg:x="7.132cm" svg:y="24.21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 OderedFood(short, uint)</text:span></text:p>
            <text:p text:style-name="P3"><text:span text:style-name="T1">+ OrderedFood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1" draw:text-style-name="P7" draw:layer="layout" svg:x1="9.875cm" svg:y1="14.876cm" svg:x2="9.882cm" svg:y2="20.622cm" draw:start-shape="id3" draw:start-glue-point="2" draw:end-shape="id4" draw:end-glue-point="0" svg:d="M9875 14876v2872h7v2874" svg:viewBox="0 0 8 5747">
          <text:p/>
        </draw:connector>
        <draw:connector draw:style-name="gr32" draw:text-style-name="P12" draw:layer="layout" svg:x1="6.499cm" svg:y1="17.06cm" svg:x2="9.888cm" svg:y2="15.561cm" draw:start-shape="id5" draw:start-glue-point="13" draw:end-shape="id6" draw:end-glue-point="3" svg:d="M6499 17060h1695v-1499h1694" svg:viewBox="0 0 3390 1500">
          <text:p/>
        </draw:connector>
        <draw:connector draw:style-name="gr33" draw:text-style-name="P12" xml:id="id6" draw:id="id6" draw:layer="layout" svg:x1="13.501cm" svg:y1="17.075cm" svg:x2="9.888cm" svg:y2="15.561cm" draw:start-shape="id7" draw:start-glue-point="6" svg:d="M13501 17075h-2077v-1514h-1536" svg:viewBox="0 0 3614 1515">
          <text:p/>
        </draw:connector>
        <draw:connector draw:style-name="gr34" draw:text-style-name="P13" draw:layer="layout" draw:type="line" svg:x1="1.157cm" svg:y1="9.029cm" svg:x2="19.91cm" svg:y2="9.029cm" svg:d="M1157 9029h18753" svg:viewBox="0 0 18754 1">
          <text:p/>
        </draw:connector>
        <draw:connector draw:style-name="gr34" draw:text-style-name="P13" draw:layer="layout" draw:type="line" svg:x1="1cm" svg:y1="13cm" svg:x2="19.753cm" svg:y2="13cm" svg:d="M1000 13000h18753" svg:viewBox="0 0 18754 1">
          <text:p/>
        </draw:connector>
        <draw:connector draw:style-name="gr35" draw:text-style-name="P13" draw:layer="layout" draw:type="line" svg:x1="3.3cm" svg:y1="5.972cm" svg:x2="3.3cm" svg:y2="4.156cm" draw:start-shape="id8" draw:start-glue-point="10" draw:end-shape="id9" draw:end-glue-point="5" svg:d="M3300 5972v-1816" svg:viewBox="0 0 1 1817">
          <text:p/>
        </draw:connector>
      </draw:page>
      <draw:page draw:name="page2" draw:style-name="dp1" draw:master-page-name="Обычный">
        <draw:frame draw:style-name="gr36" draw:layer="layout" svg:width="5.643cm" svg:height="5.503cm" svg:x="8.009cm" svg:y="11.09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4"><text:span text:style-name="T5">Заказанная Еда</text:span></text:p>
              </table:table-cell>
            </table:table-row>
            <table:table-row table:style-name="ro1">
              <table:table-cell table:style-name="ce2">
                <text:p text:style-name="P15"><text:span text:style-name="T6">IDЗаказаннойЕды</text:span></text:p>
              </table:table-cell>
            </table:table-row>
            <table:table-row table:style-name="ro1">
              <table:table-cell table:style-name="ce2">
                <text:p text:style-name="P15"><text:span text:style-name="T6">Количество</text:span></text:p>
              </table:table-cell>
            </table:table-row>
            <table:table-row table:style-name="ro1">
              <table:table-cell table:style-name="ce2">
                <text:p text:style-name="P15"><text:span text:style-name="T6">Цена</text:span></text:p>
              </table:table-cell>
            </table:table-row>
            <table:table-row table:style-name="ro2">
              <table:table-cell table:style-name="ce2">
                <text:p text:style-name="P15"><text:span text:style-name="T6">IDЕды</text:span></text:p>
              </table:table-cell>
            </table:table-row>
            <table:table-row table:style-name="ro2">
              <table:table-cell table:style-name="ce2">
                <text:p text:style-name="P15"><text:span text:style-name="T6">IDЗаказа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6" draw:layer="layout" svg:width="5.643cm" svg:height="5.497cm" svg:x="8.043cm" svg:y="5.018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>
                <text:p text:style-name="P14"><text:span text:style-name="T5">Еда</text:span></text:p>
              </table:table-cell>
            </table:table-row>
            <table:table-row table:style-name="ro4">
              <table:table-cell table:style-name="ce2">
                <text:p text:style-name="P15"><text:span text:style-name="T6">IDЕды</text:span></text:p>
              </table:table-cell>
            </table:table-row>
            <table:table-row table:style-name="ro4">
              <table:table-cell table:style-name="ce2">
                <text:p text:style-name="P15"><text:span text:style-name="T6">Название</text:span></text:p>
              </table:table-cell>
            </table:table-row>
            <table:table-row table:style-name="ro4">
              <table:table-cell table:style-name="ce2">
                <text:p text:style-name="P15"><text:span text:style-name="T6">Описание</text:span></text:p>
              </table:table-cell>
            </table:table-row>
            <table:table-row table:style-name="ro5">
              <table:table-cell table:style-name="ce2">
                <text:p text:style-name="P15"><text:span text:style-name="T6">Категория</text:span></text:p>
              </table:table-cell>
            </table:table-row>
            <table:table-row table:style-name="ro6">
              <table:table-cell table:style-name="ce2">
                <text:p text:style-name="P15"><text:span text:style-name="T6">Цена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6" draw:layer="layout" svg:width="5.643cm" svg:height="4.651cm" svg:x="8.016cm" svg:y="17.098cm">
          <table:table table:template-name="default" table:use-first-row-styles="true" table:use-banding-rows-styles="true">
            <table:table-column table:style-name="co1"/>
            <table:table-row table:style-name="ro7">
              <table:table-cell table:style-name="ce1">
                <text:p text:style-name="P14"><text:span text:style-name="T5">Заказ</text:span></text:p>
              </table:table-cell>
            </table:table-row>
            <table:table-row table:style-name="ro7">
              <table:table-cell table:style-name="ce2">
                <text:p text:style-name="P15"><text:span text:style-name="T6">IDЗаказа</text:span></text:p>
              </table:table-cell>
            </table:table-row>
            <table:table-row table:style-name="ro7">
              <table:table-cell table:style-name="ce2">
                <text:p text:style-name="P15"><text:span text:style-name="T6">Дата</text:span></text:p>
              </table:table-cell>
            </table:table-row>
            <table:table-row table:style-name="ro7">
              <table:table-cell table:style-name="ce2">
                <text:p text:style-name="P15"><text:span text:style-name="T6">Цена</text:span></text:p>
              </table:table-cell>
            </table:table-row>
            <table:table-row table:style-name="ro8">
              <table:table-cell table:style-name="ce2">
                <text:p text:style-name="P15"><text:span text:style-name="T6">IDРаботника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37" draw:text-style-name="P16" draw:layer="layout" svg:width="1cm" svg:height="0.75cm" svg:x="7.9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16" xml:id="id10" draw:id="id10" draw:layer="layout" svg:width="5.75cm" svg:height="1cm" svg:x="8cm" svg:y="5.8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16" xml:id="id11" draw:id="id11" draw:layer="layout" svg:width="5.599cm" svg:height="0.75cm" svg:x="8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16" xml:id="id12" draw:id="id12" draw:layer="layout" svg:width="5.599cm" svg:height="0.75cm" svg:x="8cm" svg:y="15.8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6" xml:id="id13" draw:id="id13" draw:layer="layout" svg:width="5.599cm" svg:height="1cm" svg:x="8cm" svg:y="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1" draw:text-style-name="P17" draw:layer="layout" draw:line-skew="-1.248cm" svg:x1="8cm" svg:y1="6.399cm" svg:x2="8cm" svg:y2="15.375cm" draw:start-shape="id10" draw:start-glue-point="5" draw:end-shape="id11" draw:end-glue-point="5" svg:d="M8000 6399h-1750v8976h1750" svg:viewBox="0 0 1751 8977">
          <text:p/>
        </draw:connector>
        <draw:connector draw:style-name="gr41" draw:text-style-name="P17" draw:layer="layout" draw:line-skew="0.65cm" svg:x1="13.599cm" svg:y1="16.225cm" svg:x2="13.599cm" svg:y2="18.5cm" draw:start-shape="id12" draw:start-glue-point="7" draw:end-shape="id13" draw:end-glue-point="7" svg:d="M13599 16225h1151v2275h-1151" svg:viewBox="0 0 1152 2276">
          <text:p/>
        </draw:connector>
        <draw:frame draw:style-name="gr42" draw:text-style-name="P18" draw:layer="layout" svg:width="0.75cm" svg:height="0.962cm" svg:x="7.25cm" svg:y="5.45cm">
          <draw:text-box>
            <text:p>1</text:p>
          </draw:text-box>
        </draw:frame>
        <draw:frame draw:style-name="gr42" draw:text-style-name="P18" draw:layer="layout" svg:width="0.75cm" svg:height="0.962cm" svg:x="7.25cm" svg:y="14.55cm">
          <draw:text-box>
            <text:p>1</text:p>
          </draw:text-box>
        </draw:frame>
        <draw:frame draw:style-name="gr42" draw:text-style-name="P18" draw:layer="layout" svg:width="0.75cm" svg:height="0.962cm" svg:x="13.55cm" svg:y="17.738cm">
          <draw:text-box>
            <text:p>1</text:p>
          </draw:text-box>
        </draw:frame>
        <draw:frame draw:style-name="gr42" draw:text-style-name="P18" draw:layer="layout" svg:width="0.75cm" svg:height="0.962cm" svg:x="13.55cm" svg:y="15.388cm">
          <draw:text-box>
            <text:p>М</text:p>
          </draw:text-box>
        </draw:frame>
      </draw:page>
      <draw:page draw:name="page3" draw:style-name="dp1" draw:master-page-name="Обычный">
        <draw:frame draw:style-name="gr36" draw:layer="layout" svg:width="8.299cm" svg:height="7.757cm" svg:x="6.497cm" svg:y="11.727cm">
          <table:table table:template-name="default" table:use-first-row-styles="true" table:use-banding-rows-styles="true">
            <table:table-column table:style-name="co2"/>
            <table:table-row table:style-name="ro9">
              <table:table-cell table:style-name="ce1">
                <text:p text:style-name="P14"><text:span text:style-name="T7">Заказанная Еда</text:span></text:p>
              </table:table-cell>
            </table:table-row>
            <table:table-row table:style-name="ro9">
              <table:table-cell table:style-name="ce2">
                <text:p text:style-name="P15"><text:span text:style-name="T8">IDЗаказаннойЕды</text:span></text:p>
              </table:table-cell>
            </table:table-row>
            <table:table-row table:style-name="ro9">
              <table:table-cell table:style-name="ce2">
                <text:p text:style-name="P15"><text:span text:style-name="T8">Количество</text:span></text:p>
              </table:table-cell>
            </table:table-row>
            <table:table-row table:style-name="ro9">
              <table:table-cell table:style-name="ce2">
                <text:p text:style-name="P15"><text:span text:style-name="T8">Цена</text:span></text:p>
              </table:table-cell>
            </table:table-row>
            <table:table-row table:style-name="ro10">
              <table:table-cell table:style-name="ce2">
                <text:p text:style-name="P15"><text:span text:style-name="T8">IDЕды</text:span></text:p>
              </table:table-cell>
            </table:table-row>
            <table:table-row table:style-name="ro11">
              <table:table-cell table:style-name="ce2">
                <text:p text:style-name="P15"><text:span text:style-name="T8">IDЗаказа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6" draw:layer="layout" svg:width="8.299cm" svg:height="7.75cm" svg:x="6.547cm" svg:y="3.163cm">
          <table:table table:template-name="default" table:use-first-row-styles="true" table:use-banding-rows-styles="true">
            <table:table-column table:style-name="co2"/>
            <table:table-row table:style-name="ro12">
              <table:table-cell table:style-name="ce1">
                <text:p text:style-name="P14"><text:span text:style-name="T7">Еда</text:span></text:p>
              </table:table-cell>
            </table:table-row>
            <table:table-row table:style-name="ro13">
              <table:table-cell table:style-name="ce2">
                <text:p text:style-name="P15"><text:span text:style-name="T8">IDЕды</text:span></text:p>
              </table:table-cell>
            </table:table-row>
            <table:table-row table:style-name="ro13">
              <table:table-cell table:style-name="ce2">
                <text:p text:style-name="P15"><text:span text:style-name="T8">Название</text:span></text:p>
              </table:table-cell>
            </table:table-row>
            <table:table-row table:style-name="ro13">
              <table:table-cell table:style-name="ce2">
                <text:p text:style-name="P15"><text:span text:style-name="T8">Описание</text:span></text:p>
              </table:table-cell>
            </table:table-row>
            <table:table-row table:style-name="ro12">
              <table:table-cell table:style-name="ce2">
                <text:p text:style-name="P15"><text:span text:style-name="T8">Категория</text:span></text:p>
              </table:table-cell>
            </table:table-row>
            <table:table-row table:style-name="ro14">
              <table:table-cell table:style-name="ce2">
                <text:p text:style-name="P15"><text:span text:style-name="T8">Цена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6" draw:layer="layout" svg:width="8.299cm" svg:height="6.556cm" svg:x="6.507cm" svg:y="20.194cm">
          <table:table table:template-name="default" table:use-first-row-styles="true" table:use-banding-rows-styles="true">
            <table:table-column table:style-name="co2"/>
            <table:table-row table:style-name="ro15">
              <table:table-cell table:style-name="ce1">
                <text:p text:style-name="P14"><text:span text:style-name="T7">Заказ</text:span></text:p>
              </table:table-cell>
            </table:table-row>
            <table:table-row table:style-name="ro15">
              <table:table-cell table:style-name="ce2">
                <text:p text:style-name="P15"><text:span text:style-name="T8">IDЗаказа</text:span></text:p>
              </table:table-cell>
            </table:table-row>
            <table:table-row table:style-name="ro15">
              <table:table-cell table:style-name="ce2">
                <text:p text:style-name="P15"><text:span text:style-name="T8">Дата</text:span></text:p>
              </table:table-cell>
            </table:table-row>
            <table:table-row table:style-name="ro15">
              <table:table-cell table:style-name="ce2">
                <text:p text:style-name="P15"><text:span text:style-name="T8">Цена</text:span></text:p>
              </table:table-cell>
            </table:table-row>
            <table:table-row table:style-name="ro16">
              <table:table-cell table:style-name="ce2">
                <text:p text:style-name="P15"><text:span text:style-name="T8">IDРаботника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43" draw:text-style-name="P19" draw:layer="layout" svg:width="1.471cm" svg:height="1.057cm" svg:x="6.336cm" svg:y="4.54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19" xml:id="id14" draw:id="id14" draw:layer="layout" svg:width="8.458cm" svg:height="1.41cm" svg:x="6.483cm" svg:y="4.40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9" xml:id="id15" draw:id="id15" draw:layer="layout" svg:width="8.236cm" svg:height="1.058cm" svg:x="6.483cm" svg:y="17.2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9" xml:id="id16" draw:id="id16" draw:layer="layout" svg:width="8.236cm" svg:height="1.058cm" svg:x="6.483cm" svg:y="18.43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9" xml:id="id17" draw:id="id17" draw:layer="layout" svg:width="8.236cm" svg:height="1.411cm" svg:x="6.483cm" svg:y="21.4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1" draw:text-style-name="P20" draw:layer="layout" draw:line-skew="-0.483cm" svg:x1="6.483cm" svg:y1="5.11cm" svg:x2="6.483cm" svg:y2="17.764cm" draw:start-shape="id14" draw:start-glue-point="5" draw:end-shape="id15" draw:end-glue-point="5" svg:d="M6483 5110h-984v12654h984" svg:viewBox="0 0 985 12655">
          <text:p/>
        </draw:connector>
        <draw:connector draw:style-name="gr41" draw:text-style-name="P20" draw:layer="layout" draw:line-skew="0.53cm" svg:x1="14.719cm" svg:y1="18.963cm" svg:x2="14.719cm" svg:y2="22.171cm" draw:start-shape="id16" draw:start-glue-point="7" draw:end-shape="id17" draw:end-glue-point="7" svg:d="M14719 18963h1031v3208h-1031" svg:viewBox="0 0 1032 3209">
          <text:p/>
        </draw:connector>
        <draw:frame draw:style-name="gr47" draw:text-style-name="P21" draw:layer="layout" svg:width="1.103cm" svg:height="1.392cm" svg:x="5.38cm" svg:y="3.772cm">
          <draw:text-box>
            <text:p><text:span text:style-name="T8">1</text:span></text:p>
          </draw:text-box>
        </draw:frame>
        <draw:frame draw:style-name="gr47" draw:text-style-name="P21" draw:layer="layout" svg:width="1.103cm" svg:height="1.392cm" svg:x="5.38cm" svg:y="16.602cm">
          <draw:text-box>
            <text:p><text:span text:style-name="T8">1</text:span></text:p>
          </draw:text-box>
        </draw:frame>
        <draw:frame draw:style-name="gr47" draw:text-style-name="P21" draw:layer="layout" svg:width="1.104cm" svg:height="1.392cm" svg:x="14.646cm" svg:y="21.096cm">
          <draw:text-box>
            <text:p><text:span text:style-name="T8">1</text:span></text:p>
          </draw:text-box>
        </draw:frame>
        <draw:frame draw:style-name="gr47" draw:text-style-name="P21" draw:layer="layout" svg:width="1.104cm" svg:height="1.392cm" svg:x="14.646cm" svg:y="17.783cm">
          <draw:text-box>
            <text:p><text:span text:style-name="T8">М</text:span></text:p>
          </draw:text-box>
        </draw:frame>
      </draw:page>
      <draw:page draw:name="page4" draw:style-name="dp1" draw:master-page-name="Обычный">
        <draw:custom-shape draw:style-name="gr48" draw:text-style-name="P23" xml:id="id18" draw:id="id18" draw:layer="layout" svg:width="5cm" svg:height="2.5cm" svg:x="7.624cm" svg:y="4.55cm">
          <text:p text:style-name="P22"><text:span text:style-name="T9">Индекс <text:s/>!= ничег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9" draw:text-style-name="P24" draw:layer="layout" draw:type="line" svg:x1="10.124cm" svg:y1="4.55cm" svg:x2="10.125cm" svg:y2="2.5cm" draw:start-shape="id18" draw:start-glue-point="4" draw:end-shape="id19" draw:end-glue-point="6" svg:d="M10124 4550l1-2050" svg:viewBox="0 0 2 2051">
          <text:p/>
        </draw:connector>
        <draw:custom-shape draw:style-name="gr50" draw:text-style-name="P23" xml:id="id20" draw:id="id20" draw:layer="layout" svg:width="4.75cm" svg:height="1.75cm" svg:x="4.149cm" svg:y="8.25cm">
          <text:p text:style-name="P22"><text:span text:style-name="T9">Установить выбранные элементы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1" draw:text-style-name="P23" xml:id="id21" draw:id="id21" draw:layer="layout" svg:width="8.25cm" svg:height="1.75cm" svg:x="2.399cm" svg:y="11.25cm">
          <text:p text:style-name="P22"><text:span text:style-name="T9">Проход по всем выбранным элементам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2" draw:text-style-name="P23" xml:id="id22" draw:id="id22" draw:layer="layout" svg:width="9cm" svg:height="1.75cm" svg:x="2.024cm" svg:y="14cm">
          <text:p text:style-name="P22"><text:span text:style-name="T9">ЛистЕды.Добавить(где Тип = Выбранный тип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3" draw:text-style-name="P23" xml:id="id23" draw:id="id23" draw:layer="layout" svg:width="5.5cm" svg:height="2.25cm" svg:x="3.774cm" svg:y="18.8cm">
          <text:p text:style-name="P22"><text:span text:style-name="T9">ВыводимыеДанные = ЛистЕд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9" draw:text-style-name="P24" draw:layer="layout" draw:type="line" svg:x1="6.524cm" svg:y1="10cm" svg:x2="6.524cm" svg:y2="11.25cm" draw:start-shape="id20" draw:start-glue-point="2" draw:end-shape="id21" draw:end-glue-point="4" svg:d="M6524 10000v1250" svg:viewBox="0 0 1 1251">
          <text:p/>
        </draw:connector>
        <draw:connector draw:style-name="gr49" draw:text-style-name="P24" draw:layer="layout" draw:type="line" svg:x1="6.524cm" svg:y1="13cm" svg:x2="6.524cm" svg:y2="14cm" draw:start-shape="id21" draw:start-glue-point="6" draw:end-shape="id22" draw:end-glue-point="0" svg:d="M6524 13000v1000" svg:viewBox="0 0 1 1001">
          <text:p/>
        </draw:connector>
        <draw:connector draw:style-name="gr54" draw:text-style-name="P24" draw:layer="layout" svg:x1="6.524cm" svg:y1="15.75cm" svg:x2="2.399cm" svg:y2="12.125cm" draw:start-shape="id22" draw:start-glue-point="2" draw:end-shape="id21" draw:end-glue-point="5" svg:d="M6524 15750v528h-5027v-4153h902" svg:viewBox="0 0 5028 4154">
          <text:p/>
        </draw:connector>
        <draw:connector draw:style-name="gr54" draw:text-style-name="P24" draw:layer="layout" draw:line-skew="0.998cm 1.756cm" svg:x1="10.649cm" svg:y1="12.125cm" svg:x2="6.524cm" svg:y2="18.8cm" draw:start-shape="id21" draw:start-glue-point="7" draw:end-shape="id23" draw:end-glue-point="4" svg:d="M10649 12125h1526v5532h-5651v1143" svg:viewBox="0 0 5652 6676">
          <text:p/>
        </draw:connector>
        <draw:connector draw:style-name="gr49" draw:text-style-name="P24" xml:id="id24" draw:id="id24" draw:layer="layout" draw:type="line" svg:x1="6.524cm" svg:y1="21.05cm" svg:x2="6.52cm" svg:y2="22.666cm" draw:start-shape="id23" draw:start-glue-point="6" svg:d="M6524 21050l-4 1616" svg:viewBox="0 0 5 1617">
          <text:p/>
        </draw:connector>
        <draw:connector draw:style-name="gr41" draw:text-style-name="P17" draw:layer="layout" svg:x1="7.624cm" svg:y1="5.8cm" svg:x2="6.524cm" svg:y2="8.25cm" draw:start-shape="id18" draw:start-glue-point="5" draw:end-shape="id20" draw:end-glue-point="0" svg:d="M7624 5800h-1100v2450" svg:viewBox="0 0 1101 2451">
          <text:p/>
        </draw:connector>
        <draw:connector draw:style-name="gr41" draw:text-style-name="P17" draw:layer="layout" draw:line-skew="1.598cm" svg:x1="12.624cm" svg:y1="5.8cm" svg:x2="6.52cm" svg:y2="22.666cm" draw:start-shape="id18" draw:start-glue-point="7" draw:end-shape="id24" draw:end-glue-point="3" svg:d="M12624 5800h2126v17393h-8230v-527" svg:viewBox="0 0 8231 17394">
          <text:p/>
        </draw:connector>
        <draw:connector draw:style-name="gr41" draw:text-style-name="P17" draw:layer="layout" svg:x1="10.466cm" svg:y1="23.195cm" svg:x2="10.462cm" svg:y2="25.25cm" draw:end-shape="id25" draw:end-glue-point="4" svg:d="M10466 23195v764h-4v1291" svg:viewBox="0 0 5 2056">
          <text:p/>
        </draw:connector>
        <draw:custom-shape draw:style-name="gr55" draw:text-style-name="P26" xml:id="id19" draw:id="id19" draw:layer="layout" svg:width="3.25cm" svg:height="1cm" svg:x="8.5cm" svg:y="1.5cm">
          <text:p text:style-name="P25"><text:span text:style-name="T10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5" draw:text-style-name="P26" xml:id="id25" draw:id="id25" draw:layer="layout" svg:width="3.25cm" svg:height="1cm" svg:x="8.837cm" svg:y="25.25cm">
          <text:p text:style-name="P25"><text:span text:style-name="T10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  <draw:page draw:name="page5" draw:style-name="dp1" draw:master-page-name="Обычный">
        <draw:custom-shape draw:style-name="gr56" draw:text-style-name="P27" xml:id="id26" draw:id="id26" draw:layer="layout" svg:width="9cm" svg:height="1.5cm" svg:x="6.25cm" svg:y="3.75cm">
          <text:p text:style-name="P22"><text:span text:style-name="T9">Пройти по всем элементам списка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7" draw:text-style-name="P27" xml:id="id27" draw:id="id27" draw:layer="layout" svg:width="7.5cm" svg:height="1.673cm" svg:x="7cm" svg:y="6.25cm">
          <text:p text:style-name="P22"><text:span text:style-name="T9">Каждому элементу установить НеВыбрано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8" draw:text-style-name="P27" xml:id="id28" draw:id="id28" draw:layer="layout" svg:width="7.5cm" svg:height="1.674cm" svg:x="7cm" svg:y="9.038cm">
          <text:p text:style-name="P22"><text:span text:style-name="T9">Выбрать все элементы таблицы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9" draw:text-style-name="P29" xml:id="id29" draw:id="id29" draw:layer="layout" svg:width="7.5cm" svg:height="1.673cm" svg:x="7cm" svg:y="11.827cm">
          <text:p text:style-name="P28"><text:span text:style-name="T9">ВыводимыеДанные = все элементы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0" draw:text-style-name="P30" draw:layer="layout" svg:x1="10.75cm" svg:y1="5.25cm" svg:x2="10.75cm" svg:y2="6.25cm" draw:start-shape="id26" draw:start-glue-point="6" draw:end-shape="id27" draw:end-glue-point="0" svg:d="M10750 5250v1000" svg:viewBox="0 0 1 1001">
          <text:p/>
        </draw:connector>
        <draw:connector draw:style-name="gr60" draw:text-style-name="P30" draw:layer="layout" svg:x1="10.75cm" svg:y1="7.923cm" svg:x2="10.75cm" svg:y2="9.038cm" draw:start-shape="id27" draw:start-glue-point="2" draw:end-shape="id28" draw:end-glue-point="0" svg:d="M10750 7923v1115" svg:viewBox="0 0 1 1116">
          <text:p/>
        </draw:connector>
        <draw:connector draw:style-name="gr60" draw:text-style-name="P30" draw:layer="layout" svg:x1="10.75cm" svg:y1="10.712cm" svg:x2="10.75cm" svg:y2="11.827cm" draw:start-shape="id28" draw:start-glue-point="2" draw:end-shape="id29" draw:end-glue-point="0" svg:d="M10750 10712v1115" svg:viewBox="0 0 1 1116">
          <text:p/>
        </draw:connector>
        <draw:connector draw:style-name="gr60" draw:text-style-name="P30" draw:layer="layout" svg:x1="10.75cm" svg:y1="13.5cm" svg:x2="6.25cm" svg:y2="4.5cm" draw:start-shape="id29" draw:start-glue-point="2" draw:end-shape="id26" draw:end-glue-point="5" svg:d="M10750 13500v527h-5027v-9527h527" svg:viewBox="0 0 5028 9528">
          <text:p/>
        </draw:connector>
        <draw:connector draw:style-name="gr60" draw:text-style-name="P30" xml:id="id30" draw:id="id30" draw:layer="layout" svg:x1="15.25cm" svg:y1="4.5cm" svg:x2="10.76cm" svg:y2="15.728cm" draw:start-shape="id26" draw:start-glue-point="7" svg:d="M15250 4500h528v11228h-5018" svg:viewBox="0 0 5019 11229">
          <text:p/>
        </draw:connector>
        <draw:connector draw:style-name="gr60" draw:text-style-name="P30" draw:layer="layout" svg:x1="10.76cm" svg:y1="15.728cm" svg:x2="10.763cm" svg:y2="17.5cm" draw:start-shape="id30" draw:start-glue-point="3" draw:end-shape="id31" draw:end-glue-point="4" svg:d="M10760 15728v886h3v886" svg:viewBox="0 0 4 1773">
          <text:p/>
        </draw:connector>
        <draw:connector draw:style-name="gr60" draw:text-style-name="P30" draw:layer="layout" svg:x1="10.75cm" svg:y1="3.75cm" svg:x2="10.75cm" svg:y2="2.25cm" draw:start-shape="id26" draw:start-glue-point="4" draw:end-shape="id32" draw:end-glue-point="6" svg:d="M10750 3750v-1500" svg:viewBox="0 0 1 1501">
          <text:p/>
        </draw:connector>
        <draw:custom-shape draw:style-name="gr61" draw:text-style-name="P26" xml:id="id32" draw:id="id32" draw:layer="layout" svg:width="3.25cm" svg:height="1cm" svg:x="9.125cm" svg:y="1.25cm">
          <text:p text:style-name="P25"><text:span text:style-name="T10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1" draw:text-style-name="P26" xml:id="id31" draw:id="id31" draw:layer="layout" svg:width="3.25cm" svg:height="1cm" svg:x="9.138cm" svg:y="17.5cm">
          <text:p text:style-name="P25"><text:span text:style-name="T10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  <draw:page draw:name="page6" draw:style-name="dp1" draw:master-page-name="Обычный">
        <draw:custom-shape draw:style-name="gr55" draw:text-style-name="P26" xml:id="id33" draw:id="id33" draw:layer="layout" svg:width="3.25cm" svg:height="1cm" svg:x="8.312cm" svg:y="1.251cm">
          <text:p text:style-name="P25"><text:span text:style-name="T10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2" draw:text-style-name="P27" xml:id="id39" draw:id="id39" draw:layer="layout" svg:width="1.125cm" svg:height="1cm" svg:x="9.375cm" svg:y="20.5cm">
          <text:p text:style-name="P22"><text:span text:style-name="T9">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3" draw:text-style-name="P27" xml:id="id34" draw:id="id34" draw:layer="layout" svg:width="11.125cm" svg:height="2.956cm" svg:x="4.375cm" svg:y="2.95cm">
          <text:p text:style-name="P22"><text:span text:style-name="T9">IDЗаказа = ПоследнееID +1</text:span></text:p>
          <text:p text:style-name="P22"><text:span text:style-name="T9">ИтоговыйПуть = ПутьПапки+ПутьФайла</text:span></text:p>
          <text:p text:style-name="P22"><text:span text:style-name="T9">ИмяРаботника = СписокРаботников.Текст</text:span></text:p>
          <text:p text:style-name="P22"><text:span text:style-name="T9">Время = Время.Сейчас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27" xml:id="id35" draw:id="id35" draw:layer="layout" svg:width="11.125cm" svg:height="1.819cm" svg:x="4.375cm" svg:y="6.633cm">
          <text:p text:style-name="P22"><text:span text:style-name="T9">Заказы.Добавить(IDЗаказа, ИмяРаботника, Время, ИтоговаяЦена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5" draw:text-style-name="P27" xml:id="id36" draw:id="id36" draw:layer="layout" svg:width="10.697cm" svg:height="1.365cm" svg:x="4.589cm" svg:y="9.361cm">
          <text:p text:style-name="P22"><text:span text:style-name="T9">Пройти по всем элементам списка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6" draw:text-style-name="P27" xml:id="id37" draw:id="id37" draw:layer="layout" svg:width="10.697cm" svg:height="1.137cm" svg:x="4.589cm" svg:y="11.635cm">
          <text:p text:style-name="P22"><text:span text:style-name="T9">IDЕды = Где(ИмяЕды = ИмяЕды из списка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27" xml:id="id38" draw:id="id38" draw:layer="layout" svg:width="11.125cm" svg:height="1.819cm" svg:x="4.375cm" svg:y="13.681cm">
          <text:p text:style-name="P22"><text:span text:style-name="T9">ЗаказаннаяЕда.Добавить(IDЗаказа, Цена, IDЕды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1" draw:text-style-name="P17" draw:layer="layout" svg:x1="9.937cm" svg:y1="2.251cm" svg:x2="9.937cm" svg:y2="2.95cm" draw:start-shape="id33" draw:start-glue-point="6" draw:end-shape="id34" svg:d="M9937 2251v699" svg:viewBox="0 0 1 700">
          <text:p/>
        </draw:connector>
        <draw:connector draw:style-name="gr41" draw:text-style-name="P17" draw:layer="layout" svg:x1="9.937cm" svg:y1="5.906cm" svg:x2="9.937cm" svg:y2="6.633cm" draw:start-shape="id34" draw:start-glue-point="6" draw:end-shape="id35" draw:end-glue-point="0" svg:d="M9937 5906v727" svg:viewBox="0 0 1 728">
          <text:p/>
        </draw:connector>
        <draw:connector draw:style-name="gr41" draw:text-style-name="P17" draw:layer="layout" svg:x1="9.937cm" svg:y1="8.452cm" svg:x2="9.938cm" svg:y2="9.361cm" draw:start-shape="id35" draw:start-glue-point="2" draw:end-shape="id36" draw:end-glue-point="4" svg:d="M9937 8452v454h1v455" svg:viewBox="0 0 2 910">
          <text:p/>
        </draw:connector>
        <draw:connector draw:style-name="gr41" draw:text-style-name="P17" draw:layer="layout" svg:x1="9.938cm" svg:y1="10.726cm" svg:x2="9.938cm" svg:y2="11.635cm" draw:start-shape="id36" draw:start-glue-point="6" draw:end-shape="id37" draw:end-glue-point="4" svg:d="M9938 10726v909" svg:viewBox="0 0 1 910">
          <text:p/>
        </draw:connector>
        <draw:connector draw:style-name="gr41" draw:text-style-name="P17" draw:layer="layout" svg:x1="9.938cm" svg:y1="12.772cm" svg:x2="9.937cm" svg:y2="13.681cm" draw:start-shape="id37" draw:start-glue-point="6" draw:end-shape="id38" draw:end-glue-point="0" svg:d="M9938 12772v454h-1v455" svg:viewBox="0 0 2 910">
          <text:p/>
        </draw:connector>
        <draw:connector draw:style-name="gr41" draw:text-style-name="P17" draw:layer="layout" draw:line-skew="0.723cm -0.097cm" svg:x1="9.937cm" svg:y1="15.5cm" svg:x2="4.589cm" svg:y2="10.044cm" draw:start-shape="id38" draw:start-glue-point="2" draw:end-shape="id36" draw:end-glue-point="5" svg:d="M9937 15500v1250h-6187v-6706h839" svg:viewBox="0 0 6188 6707">
          <text:p/>
        </draw:connector>
        <draw:connector draw:style-name="gr41" draw:text-style-name="P17" draw:layer="layout" draw:line-skew="0.687cm 3.887cm" svg:x1="15.286cm" svg:y1="10.044cm" svg:x2="9.938cm" svg:y2="20.5cm" draw:start-shape="id36" draw:start-glue-point="7" draw:end-shape="id39" draw:end-glue-point="4" svg:d="M15286 10044h1214v9456h-6562v1000" svg:viewBox="0 0 6563 10457">
          <text:p/>
        </draw:connector>
      </draw:page>
      <draw:page draw:name="page7" draw:style-name="dp1" draw:master-page-name="Обычный">
        <draw:custom-shape draw:style-name="gr55" draw:text-style-name="P26" xml:id="id41" draw:id="id41" draw:layer="layout" svg:width="3.25cm" svg:height="1cm" svg:x="9.337cm" svg:y="24cm">
          <text:p text:style-name="P25"><text:span text:style-name="T10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2" draw:text-style-name="P27" xml:id="id47" draw:id="id47" draw:layer="layout" svg:width="1.125cm" svg:height="1cm" svg:x="10.406cm" svg:y="1.25cm">
          <text:p text:style-name="P22"><text:span text:style-name="T9">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7" draw:text-style-name="P27" xml:id="id45" draw:id="id45" draw:layer="layout" svg:width="12.5cm" svg:height="3cm" svg:x="4.718cm" svg:y="4.25cm">
          <text:p text:style-name="P22"><text:span text:style-name="T11">Зак = Заказ(где IDЗак = </text:span><text:span text:style-name="T9">IDЗаказа)</text:span></text:p>
          <text:p text:style-name="P22"><text:span text:style-name="T11">ЗакЕда = ЗаказаннаяЕда(где IDЗак = </text:span><text:span text:style-name="T9">IDЗаказа)</text:span></text:p>
          <text:p text:style-name="P22"><text:span text:style-name="T11">Работник = СписокРаботников(где IDРаботника = </text:span><text:span text:style-name="T9">IDРаботника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8" draw:text-style-name="P27" xml:id="id46" draw:id="id46" draw:layer="layout" svg:width="8.125cm" svg:height="1.25cm" svg:x="6.906cm" svg:y="8.5cm">
          <text:p text:style-name="P22"><text:span text:style-name="T9">Файл.Записать(Дата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9" draw:text-style-name="P27" xml:id="id42" draw:id="id42" draw:layer="layout" svg:width="10.125cm" svg:height="1.5cm" svg:x="5.906cm" svg:y="11cm">
          <text:p text:style-name="P22"><text:span text:style-name="T9">Все элементы из ЗакЕда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0" draw:text-style-name="P27" xml:id="id44" draw:id="id44" draw:layer="layout" svg:width="8.375cm" svg:height="1.25cm" svg:x="6.781cm" svg:y="14.25cm">
          <text:p text:style-name="P22"><text:span text:style-name="T11">Ед = Еда(где IDЕд = </text:span><text:span text:style-name="T9">IDЕды)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1" draw:text-style-name="P27" xml:id="id43" draw:id="id43" draw:layer="layout" svg:width="12.625cm" svg:height="1.5cm" svg:x="4.656cm" svg:y="16.25cm">
          <text:p text:style-name="P22"><text:span text:style-name="T9">Файл.Записать(Ед.Имя, элемент.Количество, элемент.Цена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2" draw:text-style-name="P27" xml:id="id40" draw:id="id40" draw:layer="layout" svg:width="10.125cm" svg:height="1.5cm" svg:x="5.906cm" svg:y="20.5cm">
          <text:p text:style-name="P22"><text:span text:style-name="T9">Файл.Записать(Итоговая цена, имяРаботника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0" draw:text-style-name="P30" draw:layer="layout" svg:x1="10.968cm" svg:y1="22cm" svg:x2="10.962cm" svg:y2="24cm" draw:start-shape="id40" draw:start-glue-point="2" draw:end-shape="id41" draw:end-glue-point="4" svg:d="M10968 22000v1001h-6v999" svg:viewBox="0 0 7 2001">
          <text:p/>
        </draw:connector>
        <draw:connector draw:style-name="gr60" draw:text-style-name="P30" draw:layer="layout" draw:line-skew="1.498cm 2.999cm" svg:x1="16.031cm" svg:y1="11.75cm" svg:x2="10.968cm" svg:y2="20.5cm" draw:start-shape="id42" draw:start-glue-point="7" draw:end-shape="id40" draw:end-glue-point="0" svg:d="M16031 11750h2025v7750h-7088v1000" svg:viewBox="0 0 7089 8751">
          <text:p/>
        </draw:connector>
        <draw:connector draw:style-name="gr60" draw:text-style-name="P30" draw:layer="layout" draw:line-skew="0cm -1.999cm" svg:x1="10.968cm" svg:y1="17.75cm" svg:x2="5.906cm" svg:y2="11.75cm" draw:start-shape="id43" draw:start-glue-point="2" draw:end-shape="id42" draw:end-glue-point="5" svg:d="M10968 17750v528h-8839v-6528h3777" svg:viewBox="0 0 8840 6529">
          <text:p/>
        </draw:connector>
        <draw:connector draw:style-name="gr60" draw:text-style-name="P30" draw:layer="layout" svg:x1="10.969cm" svg:y1="15.5cm" svg:x2="10.968cm" svg:y2="16.25cm" draw:start-shape="id44" draw:start-glue-point="6" draw:end-shape="id43" draw:end-glue-point="0" svg:d="M10969 15500v376h-1v374" svg:viewBox="0 0 2 751">
          <text:p/>
        </draw:connector>
        <draw:connector draw:style-name="gr60" draw:text-style-name="P30" draw:layer="layout" svg:x1="10.969cm" svg:y1="12.5cm" svg:x2="10.969cm" svg:y2="14.25cm" draw:start-shape="id42" draw:start-glue-point="6" draw:end-shape="id44" draw:end-glue-point="4" svg:d="M10969 12500v1750" svg:viewBox="0 0 1 1751">
          <text:p/>
        </draw:connector>
        <draw:connector draw:style-name="gr60" draw:text-style-name="P30" draw:layer="layout" svg:x1="10.968cm" svg:y1="7.25cm" svg:x2="10.968cm" svg:y2="8.5cm" draw:start-shape="id45" draw:start-glue-point="6" draw:end-shape="id46" draw:end-glue-point="0" svg:d="M10968 7250v1250" svg:viewBox="0 0 1 1251">
          <text:p/>
        </draw:connector>
        <draw:connector draw:style-name="gr60" draw:text-style-name="P30" draw:layer="layout" svg:x1="10.968cm" svg:y1="9.75cm" svg:x2="10.969cm" svg:y2="11cm" draw:start-shape="id46" draw:start-glue-point="2" draw:end-shape="id42" draw:end-glue-point="4" svg:d="M10968 9750v626h1v624" svg:viewBox="0 0 2 1251">
          <text:p/>
        </draw:connector>
        <draw:connector draw:style-name="gr60" draw:text-style-name="P30" draw:layer="layout" svg:x1="10.969cm" svg:y1="2.25cm" svg:x2="10.968cm" svg:y2="4.25cm" draw:start-shape="id47" draw:start-glue-point="8" draw:end-shape="id45" draw:end-glue-point="4" svg:d="M10969 2250v1001h-1v999" svg:viewBox="0 0 2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Triangle_20_unfilled" draw:display-name="Triangle unfilled" svg:viewBox="0 0 3000 3000" svg:d="M1500 0l1500 3000h-3000zM1500 447l-1176 2353h2353z"/>
    <draw:marker draw:name="Стили_20_стрелок_20_1" draw:display-name="Стили стрелок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11T16:13:35.852000000</meta:creation-date>
    <dc:date>2024-11-13T17:39:37.007000000</dc:date>
    <meta:editing-duration>PT3H34M21S</meta:editing-duration>
    <meta:editing-cycles>88</meta:editing-cycles>
    <meta:generator>LibreOffice/24.8.2.1$Windows_X86_64 LibreOffice_project/0f794b6e29741098670a3b95d60478a65d05ef13</meta:generator>
    <meta:document-statistic meta:object-count="134"/>
  </office:meta>
</office:document-meta>
</file>